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1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b5e08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951cm" fo:min-width="1.704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72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8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72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d6a81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72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1232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b5e08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008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d6a81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1232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962cm" svg:height="2.962cm" svg:x="9.318cm" svg:y="13.56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rect draw:style-name="gr2" draw:text-style-name="P2" draw:layer="layout" svg:width="1.565cm" svg:height="1.565cm" draw:transform="rotate (0.785398163397448) translate (9.323cm 15.406cm)">
            <text:p/>
          </draw:rect>
          <draw:rect draw:style-name="gr3" draw:text-style-name="P3" draw:layer="layout" svg:width="1.094cm" svg:height="1.094cm" svg:x="9.877cm" svg:y="14.866cm">
            <text:p/>
          </draw:rect>
          <draw:rect draw:style-name="gr4" draw:text-style-name="P4" draw:layer="layout" svg:width="0.772cm" svg:height="0.77cm" draw:transform="rotate (0.785398163397448) translate (9.881cm 15.414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155" draw:display-name="Dashed (var) 7155" draw:style="rect" draw:dots1="1" draw:dots1-length="0.011cm" draw:dots2="1" draw:dots2-length="0.011cm" draw:distance="0.011cm"/>
    <draw:stroke-dash draw:name="Dashed_20__28_var_29__20_7219" draw:display-name="Dashed (var) 7219" draw:style="rect" draw:dots1="1" draw:dots1-length="0.011cm" draw:dots2="1" draw:dots2-length="0.011cm" draw:distance="0.011cm"/>
    <draw:stroke-dash draw:name="Dashed_20__28_var_29__20_7220" draw:display-name="Dashed (var) 7220" draw:style="rect" draw:dots1="1" draw:dots1-length="0.011cm" draw:dots2="1" draw:dots2-length="0.011cm" draw:distance="0.011cm"/>
    <draw:stroke-dash draw:name="Dashed_20__28_var_29__20_7221" draw:display-name="Dashed (var) 722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7:26:58.446366343</meta:creation-date>
    <dc:date>2018-05-19T17:27:15.716821047</dc:date>
    <meta:editing-duration>PT17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